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ＭＳ ゴシック" svg:font-family="'ＭＳ ゴシック'" style:font-family-generic="modern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fo:language="en" fo:country="none" style:font-size-asian="10pt" style:font-name-complex="Calibri" style:font-size-complex="10pt"/>
    </style:style>
    <style:style style:name="P2" style:family="paragraph" style:parent-style-name="Standard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" style:family="paragraph" style:parent-style-name="Standard">
      <style:text-properties style:font-name="Calibri" fo:font-size="10pt" fo:language="en" fo:country="none" fo:font-weight="bold" style:font-size-asian="10pt" style:font-weight-asian="bold" style:font-name-complex="Calibri" style:font-size-complex="10pt"/>
    </style:style>
    <style:style style:name="P4" style:family="paragraph" style:parent-style-name="Standard">
      <style:text-properties style:font-name="Calibri" fo:font-size="7pt" fo:language="en" fo:country="none" fo:font-weight="bold" style:font-size-asian="7pt" style:font-weight-asian="bold" style:font-name-complex="Calibri" style:font-size-complex="7pt" style:font-weight-complex="bold"/>
    </style:style>
    <style:style style:name="P5" style:family="paragraph" style:parent-style-name="Standard">
      <style:paragraph-properties fo:line-height="115%" style:text-autospace="none"/>
      <style:text-properties style:font-name="Calibri" fo:font-size="7pt" fo:language="en" fo:country="none" fo:font-style="normal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P6" style:family="paragraph" style:parent-style-name="Standard">
      <style:text-properties style:font-name="Calibri" fo:font-size="11pt" fo:language="en" fo:country="none" style:font-size-asian="11pt" style:font-name-complex="Calibri" style:font-size-complex="11pt"/>
    </style:style>
    <style:style style:name="P7" style:family="paragraph" style:parent-style-name="Standard">
      <style:text-properties fo:color="#808080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P8" style:family="paragraph" style:parent-style-name="Standard">
      <style:paragraph-properties fo:line-height="115%"/>
    </style:style>
    <style:style style:name="P9" style:family="paragraph" style:parent-style-name="Standard">
      <style:paragraph-properties fo:line-height="115%" style:text-autospace="none"/>
    </style:style>
    <style:style style:name="P10" style:family="paragraph" style:parent-style-name="Standard">
      <style:paragraph-properties style:text-autospace="none">
        <style:tab-stops>
          <style:tab-stop style:position="0.3701in"/>
        </style:tab-stops>
      </style:paragraph-properties>
      <style:text-properties fo:color="#000000" style:font-name="Calibri" fo:font-size="12pt" fo:language="en" fo:country="none" fo:font-style="italic" style:font-size-asian="12pt" style:font-style-asian="italic" style:font-name-complex="Calibri" style:font-size-complex="12pt" style:font-style-complex="italic"/>
    </style:style>
    <style:style style:name="P11" style:family="paragraph" style:parent-style-name="Standard">
      <style:paragraph-properties style:text-autospace="none"/>
    </style:style>
    <style:style style:name="P12" style:family="paragraph" style:parent-style-name="Standard">
      <style:paragraph-properties style:text-autospace="none"/>
      <style:text-properties style:text-underline-style="none"/>
    </style:style>
    <style:style style:name="P13" style:family="paragraph" style:parent-style-name="Standard">
      <style:paragraph-properties fo:line-height="115%" style:text-autospace="none"/>
      <style:text-properties fo:font-size="12pt" style:font-size-asian="12pt" style:font-size-complex="12pt"/>
    </style:style>
    <style:style style:name="P14" style:family="paragraph" style:parent-style-name="WW-Default">
      <style:paragraph-properties fo:margin-top="0in" fo:margin-bottom="0in" fo:line-height="115%" fo:text-align="center" style:justify-single-word="false">
        <style:tab-stops>
          <style:tab-stop style:position="6.1827in"/>
        </style:tab-stops>
      </style:paragraph-properties>
    </style:style>
    <style:style style:name="P15" style:family="paragraph" style:parent-style-name="WW-Default">
      <style:paragraph-properties fo:line-height="115%"/>
    </style:style>
    <style:style style:name="P16" style:family="paragraph" style:parent-style-name="WW-Default">
      <style:paragraph-properties fo:line-height="115%" fo:text-align="center" style:justify-single-word="false"/>
      <style:text-properties style:font-name="Calibri" fo:font-size="11pt" fo:language="en" fo:country="none" fo:font-style="normal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7" style:family="paragraph" style:parent-style-name="WW-Default">
      <style:paragraph-properties fo:line-height="115%"/>
      <style:text-properties style:font-name="Calibri" fo:font-size="12pt" fo:language="en" fo:country="none" fo:font-style="normal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18" style:family="paragraph" style:parent-style-name="Standard" style:master-page-name="Standard">
      <style:paragraph-properties fo:line-height="115%" style:page-number="auto" style:text-autospace="none">
        <style:tab-stops>
          <style:tab-stop style:position="4.0098in"/>
        </style:tab-stops>
      </style:paragraph-properties>
      <style:text-properties style:font-name="Calibri" fo:font-size="1pt" fo:language="en" fo:country="none" fo:font-weight="bold" style:font-size-asian="1pt" style:font-weight-asian="bold" style:font-name-complex="Calibri" style:font-size-complex="13pt" style:font-weight-complex="bold"/>
    </style:style>
    <style:style style:name="P19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0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1" style:family="paragraph" style:parent-style-name="Standard" style:list-style-name="L1">
      <style:paragraph-properties fo:line-height="115%" style:text-autospace="none"/>
      <style:text-properties style:font-name="Calibri" fo:font-size="7pt" fo:language="en" fo:country="none" fo:font-style="normal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P22" style:family="paragraph">
      <style:paragraph-properties style:writing-mode="lr-tb"/>
    </style:style>
    <style:style style:name="T1" style:family="text">
      <style:text-properties style:font-name="Calibri" fo:font-size="10pt" fo:language="en" fo:country="none" fo:font-weight="bold" style:font-size-asian="10pt" style:font-weight-asian="bold" style:font-name-complex="Calibri" style:font-size-complex="10pt"/>
    </style:style>
    <style:style style:name="T2" style:family="text">
      <style:text-properties style:font-name="Calibri" fo:font-size="10pt" fo:language="en" fo:country="none" fo:font-weight="bold" style:font-size-asian="10pt" style:font-weight-asian="bold" style:font-name-complex="Calibri" style:font-size-complex="10pt" style:font-weight-complex="bold"/>
    </style:style>
    <style:style style:name="T3" style:family="text">
      <style:text-properties style:font-name="Calibri" fo:font-size="10pt" fo:language="en" fo:country="none" style:font-size-asian="10pt" style:font-name-complex="Calibri" style:font-size-complex="10pt"/>
    </style:style>
    <style:style style:name="T4" style:family="text">
      <style:text-properties style:font-name="Calibri" fo:font-size="10pt" fo:language="en" fo:country="none" fo:font-weight="normal" style:font-size-asian="10pt" style:font-weight-asian="normal" style:font-name-complex="Calibri" style:font-size-complex="10pt" style:font-weight-complex="normal"/>
    </style:style>
    <style:style style:name="T5" style:family="text">
      <style:text-properties style:font-name="Calibri" fo:font-size="10pt" fo:language="en" fo:country="none" fo:font-style="italic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6" style:family="text">
      <style:text-properties style:font-name="Calibri" fo:font-size="10pt" fo:language="en" fo:country="none" fo:font-style="italic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T7" style:family="text">
      <style:text-properties style:font-name="Calibri" fo:font-size="11.5pt" fo:language="en" fo:country="none" fo:font-style="italic" style:text-underline-style="none" fo:font-weight="normal" style:font-size-asian="11.5pt" style:font-style-asian="italic" style:font-weight-asian="normal" style:font-name-complex="Calibri" style:font-size-complex="11.5pt" style:font-style-complex="italic" style:font-weight-complex="normal"/>
    </style:style>
    <style:style style:name="T8" style:family="text">
      <style:text-properties style:font-name="Calibri" fo:font-size="9.5pt" fo:language="en" fo:country="none" fo:font-style="italic" fo:font-weight="normal" style:font-size-asian="9.5pt" style:font-style-asian="italic" style:font-weight-asian="normal" style:font-name-complex="Calibri" style:font-size-complex="9.5pt" style:font-weight-complex="normal"/>
    </style:style>
    <style:style style:name="T9" style:family="text">
      <style:text-properties style:font-name="Calibri" fo:font-size="9.5pt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10" style:family="text">
      <style:text-properties fo:font-size="13pt" fo:language="en" fo:country="none" fo:font-weight="bold" style:font-size-asian="13pt" style:font-weight-asian="bold" style:font-size-complex="13pt" style:font-weight-complex="bold"/>
    </style:style>
    <style:style style:name="T11" style:family="text">
      <style:text-properties fo:color="#808080" fo:font-size="11pt" fo:language="en" fo:country="none" fo:font-weight="bold" style:font-size-asian="11pt" style:font-weight-asian="bold" style:font-size-complex="11pt" style:font-weight-complex="bold"/>
    </style:style>
    <style:style style:name="T12" style:family="text">
      <style:text-properties fo:color="#808080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T13" style:family="text">
      <style:text-properties fo:font-size="11.5pt" fo:font-style="italic" fo:font-weight="normal" style:font-size-asian="11.5pt" style:font-style-asian="italic" style:font-weight-asian="normal" style:font-size-complex="11.5pt" style:font-style-complex="italic" style:font-weight-complex="normal"/>
    </style:style>
    <style:style style:name="T14" style:family="text">
      <style:text-properties fo:font-size="6pt" fo:language="en" fo:country="none" fo:font-weight="bold" style:font-size-asian="6pt" style:font-weight-asian="bold" style:font-size-complex="6pt" style:font-weight-complex="bold"/>
    </style:style>
    <style:style style:name="T1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aaaaaa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in" fo:margin-right="0in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/><text:tab/></text:p>
      <text:p text:style-name="P14"><text:span text:style-name="T10">RAMZI ELJABALI</text:span><text:line-break/>Tempe, AZ | <text:a xlink:type="simple" xlink:href="mailto:ramzieljabalii@gmail.com" text:style-name="Internet_20_link" text:visited-style-name="Visited_20_Internet_20_Link">Gmail</text:a> <text:a xlink:type="simple" xlink:href="https://www.linkedin.com/in/ramzi-eljabali-2a7284197/" text:style-name="Internet_20_link" text:visited-style-name="Visited_20_Internet_20_Link">LinkedIn</text:a> <text:a xlink:type="simple" xlink:href="https://github.com/RamziJabali" text:style-name="Internet_20_link" text:visited-style-name="Visited_20_Internet_20_Link">Github</text:a> | (480)735-8781</text:p>
      <text:p text:style-name="P14"/>
      <text:p text:style-name="P15"><text:span text:style-name="T11">MISSION STATEMENT</text:span><text:span text:style-name="T14"><text:line-break/></text:span><text:span text:style-name="Strong_20_Emphasis"><text:span text:style-name="T13"><draw:custom-shape text:anchor-type="as-char" svg:y="-0.0374in" draw:z-index="4" draw:style-name="gr1" draw:text-style-name="P22" svg:width="7.9949in" svg:height="0.0161in"><text:p/><draw:enhanced-geometry svg:viewBox="0 0 21600 21600" draw:mirror-vertical="true" draw:type="rectangle" draw:enhanced-path="M 0 0 L 21600 0 21600 21600 0 21600 0 0 Z N"/></draw:custom-shape></text:span></text:span></text:p>
      <text:p text:style-name="P15"><text:span text:style-name="Strong_20_Emphasis"><text:span text:style-name="T7"/></text:span></text:p>
      <text:p text:style-name="P16">Self-taught aspiring software engineer looking for internship opportunities to help grow.</text:p>
      <text:p text:style-name="P17"/>
      <text:p text:style-name="P15"><text:span text:style-name="T11">EDUCATION</text:span><text:span text:style-name="T14"><text:line-break/></text:span><text:span text:style-name="Strong_20_Emphasis"><text:span text:style-name="T13"><draw:custom-shape text:anchor-type="as-char" svg:y="-0.0374in" draw:z-index="0" draw:style-name="gr1" draw:text-style-name="P22" svg:width="7.9949in" svg:height="0.0161in"><text:p/><draw:enhanced-geometry svg:viewBox="0 0 21600 21600" draw:mirror-vertical="true" draw:type="rectangle" draw:enhanced-path="M 0 0 L 21600 0 21600 21600 0 21600 0 0 Z N"/></draw:custom-shape></text:span></text:span></text:p>
      <text:p text:style-name="Standard"><text:span text:style-name="T1">High School Diploma, </text:span><text:span text:style-name="T5">Mesa Mountain View High School, Mesa<text:tab/><text:tab/><text:tab/><text:tab/><text:tab/><text:tab/><text:tab/> <text:s text:c="2"/></text:span><text:span text:style-name="T6">2018</text:span></text:p>
      <text:list xml:id="list9209792377720849896" text:style-name="L1">
        <text:list-item>
          <text:p text:style-name="P19">Completed AP IT 1 &amp; 2</text:p>
        </text:list-item>
        <text:list-item>
          <text:p text:style-name="P19">Academic Decathlon State Wide Winner:</text:p>
          <text:list>
            <text:list-item>
              <text:p text:style-name="P19">Gold in Social Sciences, Silver in Language &amp; Literature, Bronze in Overall Team.</text:p>
            </text:list-item>
          </text:list>
        </text:list-item>
      </text:list>
      <text:p text:style-name="P5"/>
      <text:p text:style-name="Standard"><text:span text:style-name="T1">Associates of Computer Science, </text:span><text:span text:style-name="T5">Mesa Community college , Mesa</text:span><text:span text:style-name="T3"> <text:tab/><text:tab/><text:tab/></text:span></text:p>
      <text:list xml:id="list1971582545" text:continue-numbering="true" text:style-name="L1">
        <text:list-item>
          <text:p text:style-name="P19">OOP &amp; Data Structures, Java.</text:p>
        </text:list-item>
        <text:list-item>
          <text:p text:style-name="P19">Intro To Computer Science, Java.</text:p>
        </text:list-item>
      </text:list>
      <text:p text:style-name="P5"/>
      <text:p text:style-name="P3">New Horizon Computer Learning Center</text:p>
      <text:list xml:id="list1597228612" text:continue-numbering="true" text:style-name="L1">
        <text:list-item>
          <text:p text:style-name="P19">Completed OS, Software, &amp; IT.</text:p>
        </text:list-item>
        <text:list-item>
          <text:p text:style-name="P19">Completed Intro to Javascript.</text:p>
        </text:list-item>
      </text:list>
      <text:p text:style-name="P6"><text:tab/></text:p>
      <text:p text:style-name="P9"><text:span text:style-name="T12">WORK EXPERIENCE<text:line-break/></text:span><text:span text:style-name="T12"><draw:custom-shape text:anchor-type="as-char" svg:y="-0.0374in" draw:z-index="1" draw:style-name="gr1" draw:text-style-name="P22" svg:width="7.9949in" svg:height="0.0161in"><text:p/><draw:enhanced-geometry svg:viewBox="0 0 21600 21600" draw:mirror-vertical="true" draw:type="rectangle" draw:enhanced-path="M 0 0 L 21600 0 21600 21600 0 21600 0 0 Z N"/></draw:custom-shape></text:span></text:p>
      <text:p text:style-name="P11"><text:span text:style-name="T2">Cashier &amp; Customer Service, </text:span><text:span text:style-name="T9">Niro's Gyros,</text:span><text:span text:style-name="T8"> </text:span><text:span text:style-name="T9">Phoenix</text:span><text:span text:style-name="T4">, AZ</text:span><text:span text:style-name="T2"> <text:s text:c="28"/><text:tab/><text:tab/> <text:s text:c="26"/>Nov 2019 – Present</text:span></text:p>
      <text:list xml:id="list1957762391" text:continue-numbering="true" text:style-name="L1">
        <text:list-item>
          <text:p text:style-name="P19">Provided outstanding customer service as a cashier, increasing average daily tips by 30%.</text:p>
        </text:list-item>
        <text:list-item>
          <text:p text:style-name="P19">Delivered customer orders with own vehicle to maintain quicker deliveries of restaurant.</text:p>
          <text:p text:style-name="P21"/>
        </text:list-item>
      </text:list>
      <text:p text:style-name="P11"><text:span text:style-name="T2">E-Commerce store owner,</text:span><text:span text:style-name="T4"> Casino Customs, Tempe AZ</text:span><text:span text:style-name="T2"> <text:s/><text:tab/><text:tab/><text:tab/> <text:s text:c="20"/><text:tab/><text:tab/>May 2018 – July 2019</text:span></text:p>
      <text:list xml:id="list1250134210" text:continue-numbering="true" text:style-name="L1">
        <text:list-item>
          <text:p text:style-name="P19">Designed &amp; marketed custom sneakers that lead to sales in a competitive market.</text:p>
        </text:list-item>
        <text:list-item>
          <text:p text:style-name="P19">Built &amp; maintained Instagram &amp; E-commerce sites on various platforms to drive sales.</text:p>
        </text:list-item>
      </text:list>
      <text:p text:style-name="P13"/>
      <text:p text:style-name="P9"><text:span text:style-name="T12">PROJECTS<text:line-break/></text:span><text:span text:style-name="T12"><draw:custom-shape text:anchor-type="as-char" svg:y="-0.0374in" draw:z-index="3" draw:style-name="gr1" draw:text-style-name="P22" svg:width="7.9949in" svg:height="0.0161in"><text:p/><draw:enhanced-geometry svg:viewBox="0 0 21600 21600" draw:mirror-vertical="true" draw:type="rectangle" draw:enhanced-path="M 0 0 L 21600 0 21600 21600 0 21600 0 0 Z N"/></draw:custom-shape></text:span></text:p>
      <text:p text:style-name="P12"><text:a xlink:type="simple" xlink:href="https://github.com/RamziJabali/ship-sinking-game-mvvm" text:style-name="Internet_20_link" text:visited-style-name="Visited_20_Internet_20_Link"><text:span text:style-name="T2">Ship Sinking Game</text:span></text:a><text:span text:style-name="T2">,</text:span><text:span text:style-name="T9"> Java + MVVM<text:tab/><text:tab/><text:tab/> </text:span><text:span text:style-name="T4"><text:s/><text:tab/><text:tab/><text:tab/><text:tab/><text:tab/><text:tab/> <text:s/></text:span></text:p>
      <text:list xml:id="list907733229" text:continue-numbering="true" text:style-name="L1">
        <text:list-item>
          <text:p text:style-name="P20">Redesigned a class project to use MVVM design pattern upon seeing its prevalence in the industry. </text:p>
        </text:list-item>
        <text:list-item>
          <text:p text:style-name="P20">Games involves two players guessing where the enemy ship is located on a 9x9 grid.</text:p>
        </text:list-item>
      </text:list>
      <text:p text:style-name="P2"/>
      <text:p text:style-name="P12"><text:a xlink:type="simple" xlink:href="https://github.com/RamziJabali/cs-go-android" text:style-name="Internet_20_link" text:visited-style-name="Visited_20_Internet_20_Link"><text:span text:style-name="T2">CSGO Gun App</text:span></text:a><text:span text:style-name="T2">,</text:span><text:span text:style-name="T9"> Android + Java<text:tab/><text:tab/><text:tab/> </text:span><text:span text:style-name="T4"><text:s/><text:tab/><text:tab/><text:tab/><text:tab/><text:tab/><text:tab/> <text:s/></text:span></text:p>
      <text:list xml:id="list1430619522" text:continue-numbering="true" text:style-name="L1">
        <text:list-item>
          <text:p text:style-name="P20">Designed &amp; developed an app that showcased weapons in the popular game Counter Strike.</text:p>
        </text:list-item>
        <text:list-item>
          <text:p text:style-name="P20">Used Json to store gun information &amp; parse it using GSON library.</text:p>
        </text:list-item>
        <text:list-item>
          <text:p text:style-name="P20">Used Material library for CardView that showcases gun's image &amp; basic information.</text:p>
        </text:list-item>
      </text:list>
      <text:p text:style-name="P10"><text:tab/></text:p>
      <text:p text:style-name="P7">SKILLS</text:p>
      <text:p text:style-name="P8"><draw:custom-shape text:anchor-type="as-char" svg:y="-0.0374in" draw:z-index="2" draw:style-name="gr1" draw:text-style-name="P22" svg:width="7.9949in" svg:height="0.0161in"><text:p/><draw:enhanced-geometry svg:viewBox="0 0 21600 21600" draw:mirror-vertical="true" draw:type="rectangle" draw:enhanced-path="M 0 0 L 21600 0 21600 21600 0 21600 0 0 Z N"/></draw:custom-shape></text:p>
      <text:p text:style-name="P1"><text:span text:style-name="T15">Computer Languages:</text:span> Java, HTML, Javascript, Git.</text:p>
      <text:p text:style-name="P4"/>
      <text:p text:style-name="P1"><text:span text:style-name="T15">Frameworks:</text:span> Android.</text:p>
      <text:p text:style-name="P4"/>
      <text:p text:style-name="P1"><text:span text:style-name="T15">Natural Languages:</text:span> English(Native), Arabic (Nativ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ＭＳ ゴシック" svg:font-family="'ＭＳ ゴシック'" style:font-family-generic="modern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Calibri" fo:font-size="16pt" fo:font-weight="bold" style:letter-kerning="true" style:font-name-asian="ＭＳ ゴシック" style:font-size-asian="16pt" style:font-weight-asian="bold" style:font-name-complex="Times New Roman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style:font-name="Calibri" fo:font-size="14pt" fo:font-style="italic" fo:font-weight="bold" style:font-name-asian="ＭＳ ゴシック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fo:keep-with-next="always"/>
      <style:text-properties style:font-name="Calibri" fo:font-size="13pt" fo:font-weight="bold" style:font-name-asian="ＭＳ ゴシック" style:font-size-asian="13pt" style:font-weight-asian="bold" style:font-name-complex="Times New Roman" style:font-size-complex="13pt" style:font-weight-complex="bold"/>
    </style:style>
    <style:style style:name="List_20_Bullet_20_2" style:display-name="List Bullet 2" style:family="paragraph" style:parent-style-name="Standard" style:list-style-name="WW8Num1"/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1965in" fo:margin-right="0in" fo:text-indent="0.1457in" style:auto-text-indent="false"/>
    </style:style>
    <style:style style:name="Balloon_20_Text" style:display-name="Balloon Text" style:family="paragraph" style:parent-style-name="Standard">
      <style:text-properties style:font-name="Lucida Grande" fo:font-size="9pt" style:font-size-asian="9pt" style:font-name-complex="Lucida Grande" style:font-size-complex="9pt"/>
    </style:style>
    <style:style style:name="WW-Default" style:family="paragraph">
      <style:paragraph-properties fo:orphans="0" fo:widows="0" style:text-autospace="none"/>
      <style:text-properties fo:color="#000000" style:font-name="Calibri" fo:font-size="12pt" fo:language="en" fo:country="US" style:font-name-asian="SimSun" style:font-size-asian="12pt" style:font-name-complex="Calibri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fo:font-size="10pt" style:font-name-asian="Times New Roman" style:font-size-asian="10pt" style:language-asian="en" style:country-asian="US" style:font-name-complex="Symbol" style:font-size-complex="10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fo:color="#000000" style:font-name="Symbol" fo:font-size="10pt" fo:language="en" fo:country="none" style:font-size-asian="10pt" style:font-name-complex="Symbol" style:font-size-complex="10pt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fo:color="#000000" style:font-name="Symbol" fo:font-size="10pt" fo:language="en" fo:country="none" style:font-size-asian="10pt" style:font-name-complex="Symbol" style:font-size-complex="10pt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fo:font-size="10pt" style:font-size-asian="10pt" style:font-name-complex="Symbol" style:font-size-complex="10pt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fo:font-size="10pt" style:font-size-asian="10pt" style:font-name-complex="Symbol" style:font-size-complex="10pt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fo:color="#000000" style:font-name="Symbol" fo:font-size="10pt" fo:language="en" fo:country="none" style:font-size-asian="10pt" style:font-name-complex="Symbol" style:font-size-complex="10pt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ing_20_1_20_Char" style:display-name="Heading 1 Char" style:family="text">
      <style:text-properties style:font-name="Calibri" fo:font-size="16pt" fo:font-weight="bold" style:letter-kerning="true" style:font-name-asian="ＭＳ ゴシック" style:font-size-asian="16pt" style:language-asian="zh" style:country-asian="CN" style:font-weight-asian="bold" style:font-name-complex="Times New Roman" style:font-size-complex="16pt" style:font-weight-complex="bold"/>
    </style:style>
    <style:style style:name="Heading_20_2_20_Char" style:display-name="Heading 2 Char" style:family="text">
      <style:text-properties style:font-name="Calibri" fo:font-size="14pt" fo:font-style="italic" fo:font-weight="bold" style:font-name-asian="ＭＳ ゴシック" style:font-size-asian="14pt" style:language-asian="zh" style:country-asian="CN" style:font-style-asian="italic" style:font-weight-asian="bold" style:font-name-complex="Times New Roman" style:font-size-complex="14pt" style:font-style-complex="italic" style:font-weight-complex="bold"/>
    </style:style>
    <style:style style:name="Heading_20_3_20_Char" style:display-name="Heading 3 Char" style:family="text">
      <style:text-properties style:font-name="Calibri" fo:font-size="13pt" fo:font-weight="bold" style:font-name-asian="ＭＳ ゴシック" style:font-size-asian="13pt" style:language-asian="zh" style:country-asian="CN" style:font-weight-asian="bold" style:font-name-complex="Times New Roman" style:font-size-complex="13pt" style:font-weight-complex="bold"/>
    </style:style>
    <style:style style:name="Body_20_Text_20_Char" style:display-name="Body Text Char" style:family="text">
      <style:text-properties fo:font-size="12pt" style:font-size-asian="12pt" style:language-asian="zh" style:country-asian="CN" style:font-size-complex="12pt"/>
    </style:style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>
      <style:text-properties fo:font-size="12pt" style:font-size-asian="12pt" style:language-asian="zh" style:country-asian="CN" style:font-size-complex="12pt"/>
    </style:style>
    <style:style style:name="Body_20_Text_20_First_20_Indent_20_2_20_Char" style:display-name="Body Text First Indent 2 Char" style:family="text" style:parent-style-name="Body_20_Text_20_Indent_20_Char"/>
    <style:style style:name="Balloon_20_Text_20_Char" style:display-name="Balloon Text Char" style:family="text">
      <style:text-properties style:font-name="Lucida Grande" fo:font-size="9pt" style:font-size-asian="9pt" style:language-asian="zh" style:country-asian="CN" style:font-name-complex="Lucida Grande" style:font-size-complex="9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apple-converted-space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fo:font-variant="normal" fo:text-transform="none" fo:color="#000000" style:text-line-through-style="none" style:text-position="0% 100%" fo:font-size="11pt" fo:font-style="normal" style:text-underline-style="none" fo:font-weight="normal" style:font-name-asian="Arial1" style:font-size-asian="11pt" style:font-style-asian="normal" style:font-weight-asian="normal" style:font-name-complex="Arial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1.422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9398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0.1874in" fo:margin-left="0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text:bullet-char="●">
        <style:list-level-properties text:list-level-position-and-space-mode="label-alignment">
          <style:list-level-label-alignment text:label-followed-by="listtab" fo:text-indent="0.4374in" fo:margin-left="0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text:bullet-char="●">
        <style:list-level-properties text:list-level-position-and-space-mode="label-alignment">
          <style:list-level-label-alignment text:label-followed-by="listtab" fo:text-indent="0.6874in" fo:margin-left="0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text:bullet-char="●">
        <style:list-level-properties text:list-level-position-and-space-mode="label-alignment">
          <style:list-level-label-alignment text:label-followed-by="listtab" fo:text-indent="0.9374in" fo:margin-left="1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text:bullet-char="●">
        <style:list-level-properties text:list-level-position-and-space-mode="label-alignment">
          <style:list-level-label-alignment text:label-followed-by="listtab" fo:text-indent="1.1874in" fo:margin-left="1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text:bullet-char="●">
        <style:list-level-properties text:list-level-position-and-space-mode="label-alignment">
          <style:list-level-label-alignment text:label-followed-by="listtab" fo:text-indent="1.4374in" fo:margin-left="1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text:bullet-char="●">
        <style:list-level-properties text:list-level-position-and-space-mode="label-alignment">
          <style:list-level-label-alignment text:label-followed-by="listtab" fo:text-indent="1.6874in" fo:margin-left="1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text:bullet-char="●">
        <style:list-level-properties text:list-level-position-and-space-mode="label-alignment">
          <style:list-level-label-alignment text:label-followed-by="listtab" fo:text-indent="1.9374in" fo:margin-left="2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text:bullet-char="●">
        <style:list-level-properties text:list-level-position-and-space-mode="label-alignment">
          <style:list-level-label-alignment text:label-followed-by="listtab" fo:text-indent="2.1874in" fo:margin-left="2.4374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0.1972in" fo:margin-left="0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text:bullet-char="●">
        <style:list-level-properties text:list-level-position-and-space-mode="label-alignment">
          <style:list-level-label-alignment text:label-followed-by="listtab" fo:text-indent="0.4472in" fo:margin-left="0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text:bullet-char="●">
        <style:list-level-properties text:list-level-position-and-space-mode="label-alignment">
          <style:list-level-label-alignment text:label-followed-by="listtab" fo:text-indent="0.6972in" fo:margin-left="0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text:bullet-char="●">
        <style:list-level-properties text:list-level-position-and-space-mode="label-alignment">
          <style:list-level-label-alignment text:label-followed-by="listtab" fo:text-indent="0.9472in" fo:margin-left="1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text:bullet-char="●">
        <style:list-level-properties text:list-level-position-and-space-mode="label-alignment">
          <style:list-level-label-alignment text:label-followed-by="listtab" fo:text-indent="1.1972in" fo:margin-left="1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text:bullet-char="●">
        <style:list-level-properties text:list-level-position-and-space-mode="label-alignment">
          <style:list-level-label-alignment text:label-followed-by="listtab" fo:text-indent="1.4472in" fo:margin-left="1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text:bullet-char="●">
        <style:list-level-properties text:list-level-position-and-space-mode="label-alignment">
          <style:list-level-label-alignment text:label-followed-by="listtab" fo:text-indent="1.6972in" fo:margin-left="1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text:bullet-char="●">
        <style:list-level-properties text:list-level-position-and-space-mode="label-alignment">
          <style:list-level-label-alignment text:label-followed-by="listtab" fo:text-indent="1.9472in" fo:margin-left="2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text:bullet-char="●">
        <style:list-level-properties text:list-level-position-and-space-mode="label-alignment">
          <style:list-level-label-alignment text:label-followed-by="listtab" fo:text-indent="2.1972in" fo:margin-left="2.4472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984in" fo:margin-bottom="0.2126in" fo:margin-left="0.248in" fo:margin-right="0.23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ami Eljabali CV</dc:title>
    <meta:initial-creator>Youssef Kholeif</meta:initial-creator>
    <meta:creation-date>2016-03-09T23:15:00</meta:creation-date>
    <dc:date>2020-02-27T21:53:16</dc:date>
    <meta:print-date>2018-05-23T14:54:51</meta:print-date>
    <meta:editing-cycles>190</meta:editing-cycles>
    <meta:editing-duration>P2DT12H41M56S</meta:editing-duration>
    <meta:generator>OpenOffice/4.1.7$Unix OpenOffice.org_project/417m1$Build-9800</meta:generator>
    <dc:creator>Ramzi Eljabali</dc:creator>
    <meta:printed-by>Sami Eljabali</meta:printed-by>
    <meta:document-statistic meta:table-count="0" meta:image-count="0" meta:object-count="0" meta:page-count="1" meta:paragraph-count="37" meta:word-count="280" meta:character-count="1849"/>
  </office:meta>
</office:document-meta>
</file>